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in" fo:margin-bottom="0.0972in" style:contextual-spacing="false" fo:line-height="115%"/>
    </style:style>
    <style:style style:name="P2" style:family="paragraph" style:parent-style-name="Heading_20_1">
      <style:paragraph-properties fo:margin-top="0in" fo:margin-bottom="0.0972in" style:contextual-spacing="false" fo:line-height="115%"/>
    </style:style>
    <style:style style:name="P3" style:family="paragraph" style:parent-style-name="Heading_20_2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_20_3">
      <style:paragraph-properties fo:margin-top="0in" fo:margin-bottom="0.0972in" style:contextual-spacing="false" fo:line-height="115%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Quotations">
      <style:paragraph-properties fo:margin-top="0in" fo:margin-bottom="0.0972in" style:contextual-spacing="false" fo:line-height="115%"/>
    </style:style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Heading_20_4">
      <style:paragraph-properties fo:margin-top="0in" fo:margin-bottom="0.0972in" style:contextual-spacing="false" fo:line-height="115%"/>
    </style:style>
    <style:style style:name="P26" style:family="paragraph" style:parent-style-name="Text_20_body" style:list-style-name="L20"/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Text_20_body" style:list-style-name="L28"/>
    <style:style style:name="P35" style:family="paragraph" style:parent-style-name="Text_20_body" style:list-style-name="L29"/>
    <style:style style:name="P36" style:family="paragraph" style:parent-style-name="Text_20_body" style:list-style-name="L3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/>
      <text:h text:style-name="P2" text:outline-level="1">Deterministic Document Intelligence Pipeline</text:h>
      <text:h text:style-name="P3" text:outline-level="2">Full Process Documentation</text:h>
      <text:p text:style-name="Text_20_body"><text:span text:style-name="Strong_20_Emphasis">From Raw Files to Queryable Database</text:span></text:p>
      <text:p text:style-name="P1"/>
      <text:h text:style-name="P3" text:outline-level="2">1. Purpose and Design Goals</text:h>
      <text:p text:style-name="Text_20_body">This pipeline exists to solve a specific class of problems:</text:p>
      <text:list text:style-name="L1">
        <text:list-item>
          <text:p text:style-name="P4">Large volumes of unstructured documents</text:p>
        </text:list-item>
        <text:list-item>
          <text:p text:style-name="P4">High legal, compliance, or reputational risk</text:p>
        </text:list-item>
        <text:list-item>
          <text:p text:style-name="P4">Zero tolerance for hallucination or non-determinism</text:p>
        </text:list-item>
        <text:list-item>
          <text:p text:style-name="P4">Long-term audit and evidentiary needs</text:p>
        </text:list-item>
      </text:list>
      <text:p text:style-name="Text_20_body">The objective is <text:span text:style-name="Strong_20_Emphasis">not</text:span> to “understand” documents in a human sense.<text:line-break/>The objective is to <text:span text:style-name="Strong_20_Emphasis">normalize reality into a stable, queryable form</text:span>.</text:p>
      <text:p text:style-name="Text_20_body">The final output is a <text:span text:style-name="Strong_20_Emphasis">single SQLite database</text:span> that represents the document corpus as facts, relationships, and references — nothing more, nothing less.</text:p>
      <text:p text:style-name="P1"/>
      <text:h text:style-name="P3" text:outline-level="2">2. Core Principles</text:h>
      <text:p text:style-name="Text_20_body">These principles governed every design decision:</text:p>
      <text:list text:style-name="L2">
        <text:list-item>
          <text:p text:style-name="P5"><text:span text:style-name="Strong_20_Emphasis">Determinism over intelligence</text:span><text:line-break/>Same input → same output → every time.</text:p>
        </text:list-item>
        <text:list-item>
          <text:p text:style-name="P5"><text:span text:style-name="Strong_20_Emphasis">Transparency over abstraction</text:span><text:line-break/>Every derived value must be explainable.</text:p>
        </text:list-item>
        <text:list-item>
          <text:p text:style-name="P5"><text:span text:style-name="Strong_20_Emphasis">Artifacts over services</text:span><text:line-break/>The database <text:span text:style-name="Emphasis">is</text:span> the product.</text:p>
        </text:list-item>
        <text:list-item>
          <text:p text:style-name="P5"><text:span text:style-name="Strong_20_Emphasis">Rules over inference</text:span><text:line-break/>Ambiguity is recorded, not guessed away.</text:p>
        </text:list-item>
        <text:list-item>
          <text:p text:style-name="P5"><text:span text:style-name="Strong_20_Emphasis">Human authority preserved</text:span><text:line-break/>The system never asserts truth — it surfaces evidence.</text:p>
        </text:list-item>
      </text:list>
      <text:p text:style-name="P1"/>
      <text:h text:style-name="P3" text:outline-level="2"><text:soft-page-break/>3. Inputs</text:h>
      <text:h text:style-name="P6" text:outline-level="3">3.1 Source Data</text:h>
      <text:list text:style-name="L3">
        <text:list-item>
          <text:p text:style-name="P7">A directory tree containing documents</text:p>
        </text:list-item>
        <text:list-item>
          <text:p text:style-name="P7">Arbitrary structure and depth</text:p>
        </text:list-item>
        <text:list-item>
          <text:p text:style-name="P7">Mixed formats (PDFs, emails, scans, etc.)</text:p>
        </text:list-item>
      </text:list>
      <text:p text:style-name="Text_20_body">No assumptions are made about:</text:p>
      <text:list text:style-name="L4">
        <text:list-item>
          <text:p text:style-name="P8">Folder naming</text:p>
        </text:list-item>
        <text:list-item>
          <text:p text:style-name="P8">File naming</text:p>
        </text:list-item>
        <text:list-item>
          <text:p text:style-name="P8">Chronology</text:p>
        </text:list-item>
        <text:list-item>
          <text:p text:style-name="P8">Document quality</text:p>
        </text:list-item>
      </text:list>
      <text:p text:style-name="P1"/>
      <text:h text:style-name="P3" text:outline-level="2">4. Pipeline Stages</text:h>
      <text:h text:style-name="P6" text:outline-level="3">Stage 1: Corpus Inventory (File Discovery)</text:h>
      <text:p text:style-name="Text_20_body"><text:span text:style-name="Strong_20_Emphasis">Objective:</text:span> Establish ground truth of what exists.</text:p>
      <text:p text:style-name="Text_20_body"><text:span text:style-name="Strong_20_Emphasis">Process:</text:span></text:p>
      <text:list text:style-name="L5">
        <text:list-item>
          <text:p text:style-name="P9">Recursively walk the directory tree</text:p>
        </text:list-item>
        <text:list-item>
          <text:p text:style-name="P9">Identify every file</text:p>
        </text:list-item>
        <text:list-item>
          <text:p text:style-name="P9">Assign each document a <text:span text:style-name="Strong_20_Emphasis">stable internal identifier</text:span> (Bates-like)</text:p>
        </text:list-item>
        <text:list-item>
          <text:p text:style-name="P9">Record immutable metadata:</text:p>
          <text:list>
            <text:list-item>
              <text:p text:style-name="P9">File path</text:p>
            </text:list-item>
            <text:list-item>
              <text:p text:style-name="P9">File size (bytes)</text:p>
            </text:list-item>
            <text:list-item>
              <text:p text:style-name="P9">Page count (if applicable)</text:p>
            </text:list-item>
          </text:list>
        </text:list-item>
      </text:list>
      <text:p text:style-name="Text_20_body"><text:span text:style-name="Strong_20_Emphasis">Output:</text:span></text:p>
      <text:list text:style-name="L6">
        <text:list-item>
          <text:p text:style-name="P10">One canonical record per document</text:p>
        </text:list-item>
        <text:list-item>
          <text:p text:style-name="P10">No interpretation, no content analysis</text:p>
        </text:list-item>
      </text:list>
      <text:p text:style-name="Text_20_body"><text:span text:style-name="Strong_20_Emphasis">Why this matters:</text:span><text:line-break/>You cannot analyze what you haven’t enumerated. This stage creates an auditable inventory.</text:p>
      <text:p text:style-name="P1"/>
      <text:h text:style-name="P6" text:outline-level="3">Stage 2: Text Extraction</text:h>
      <text:p text:style-name="Text_20_body"><text:span text:style-name="Strong_20_Emphasis">Objective:</text:span> Convert documents into searchable text without loss.</text:p>
      <text:p text:style-name="Text_20_body"><text:soft-page-break/><text:span text:style-name="Strong_20_Emphasis">Process:</text:span></text:p>
      <text:list text:style-name="L7">
        <text:list-item>
          <text:p text:style-name="P11">Extract text directly where possible</text:p>
        </text:list-item>
        <text:list-item>
          <text:p text:style-name="P11">Apply OCR only when necessary</text:p>
        </text:list-item>
        <text:list-item>
          <text:p text:style-name="P11">Preserve text order and structure</text:p>
        </text:list-item>
        <text:list-item>
          <text:p text:style-name="P11">Do <text:span text:style-name="Strong_20_Emphasis">not</text:span> summarize, rewrite, or interpret</text:p>
        </text:list-item>
      </text:list>
      <text:p text:style-name="Text_20_body"><text:span text:style-name="Strong_20_Emphasis">Constraints:</text:span></text:p>
      <text:list text:style-name="L8">
        <text:list-item>
          <text:p text:style-name="P12">If text does not exist in the document, it is not created</text:p>
        </text:list-item>
        <text:list-item>
          <text:p text:style-name="P12">OCR confidence is not inflated or corrected</text:p>
        </text:list-item>
      </text:list>
      <text:p text:style-name="Text_20_body"><text:span text:style-name="Strong_20_Emphasis">Output:</text:span></text:p>
      <text:list text:style-name="L9">
        <text:list-item>
          <text:p text:style-name="P13">Raw text associated with each document ID</text:p>
        </text:list-item>
      </text:list>
      <text:p text:style-name="Text_20_body"><text:span text:style-name="Strong_20_Emphasis">Why this matters:</text:span><text:line-break/>All downstream logic depends on this text. Introducing interpretation here would poison the entire pipeline.</text:p>
      <text:p text:style-name="P1"/>
      <text:h text:style-name="P6" text:outline-level="3">Stage 3: Metadata Normalization</text:h>
      <text:p text:style-name="Text_20_body"><text:span text:style-name="Strong_20_Emphasis">Objective:</text:span> Extract candidate metadata without collapsing ambiguity.</text:p>
      <text:p text:style-name="Text_20_body"><text:span text:style-name="Strong_20_Emphasis">Signals captured:</text:span></text:p>
      <text:list text:style-name="L10">
        <text:list-item>
          <text:p text:style-name="P14">Date hints (multiple possible dates allowed)</text:p>
        </text:list-item>
        <text:list-item>
          <text:p text:style-name="P14">Sender fields</text:p>
        </text:list-item>
        <text:list-item>
          <text:p text:style-name="P14">Recipient fields</text:p>
        </text:list-item>
        <text:list-item>
          <text:p text:style-name="P14">CC fields</text:p>
        </text:list-item>
        <text:list-item>
          <text:p text:style-name="P14">Subject lines</text:p>
        </text:list-item>
      </text:list>
      <text:p text:style-name="Text_20_body"><text:span text:style-name="Strong_20_Emphasis">Date handling:</text:span></text:p>
      <text:list text:style-name="L11">
        <text:list-item>
          <text:p text:style-name="P15">All date signals are preserved</text:p>
        </text:list-item>
        <text:list-item>
          <text:p text:style-name="P15">Dates are normalized to ISO format where possible</text:p>
        </text:list-item>
        <text:list-item>
          <text:p text:style-name="P15">A “best date” is selected using explicit rules</text:p>
        </text:list-item>
        <text:list-item>
          <text:p text:style-name="P15">Original signals remain accessible</text:p>
        </text:list-item>
      </text:list>
      <text:p text:style-name="Text_20_body"><text:span text:style-name="Strong_20_Emphasis">Key rule:</text:span></text:p>
      <text:p text:style-name="P16">Ambiguity is data, not an error.</text:p>
      <text:p text:style-name="Text_20_body"><text:span text:style-name="Strong_20_Emphasis">Output:</text:span></text:p>
      <text:list text:style-name="L12">
        <text:list-item>
          <text:p text:style-name="P17"><text:soft-page-break/>Structured metadata fields</text:p>
        </text:list-item>
        <text:list-item>
          <text:p text:style-name="P17">Confidence-aware date resolution</text:p>
        </text:list-item>
      </text:list>
      <text:p text:style-name="P1"/>
      <text:h text:style-name="P6" text:outline-level="3">Stage 4: Entity Extraction (Non-Generative)</text:h>
      <text:p text:style-name="Text_20_body"><text:span text:style-name="Strong_20_Emphasis">Objective:</text:span> Identify <text:span text:style-name="Emphasis">mentions</text:span>, not identities.</text:p>
      <text:p text:style-name="Text_20_body"><text:span text:style-name="Strong_20_Emphasis">Process:</text:span></text:p>
      <text:list text:style-name="L13">
        <text:list-item>
          <text:p text:style-name="P18">Pattern-based extraction of:</text:p>
          <text:list>
            <text:list-item>
              <text:p text:style-name="P18">Person-like names</text:p>
            </text:list-item>
            <text:list-item>
              <text:p text:style-name="P18">Organization-like names</text:p>
            </text:list-item>
            <text:list-item>
              <text:p text:style-name="P18">Location-like references</text:p>
            </text:list-item>
          </text:list>
        </text:list-item>
        <text:list-item>
          <text:p text:style-name="P18">No external knowledge is applied</text:p>
        </text:list-item>
        <text:list-item>
          <text:p text:style-name="P18">No inference about who a person “is”</text:p>
        </text:list-item>
      </text:list>
      <text:p text:style-name="Text_20_body"><text:span text:style-name="Strong_20_Emphasis">Entity storage model:</text:span></text:p>
      <text:list text:style-name="L14">
        <text:list-item>
          <text:p text:style-name="P19">Canonical entity table</text:p>
        </text:list-item>
        <text:list-item>
          <text:p text:style-name="P19">Explicit alias mappings</text:p>
        </text:list-item>
        <text:list-item>
          <text:p text:style-name="P19">Document ↔ entity relationship table</text:p>
        </text:list-item>
      </text:list>
      <text:p text:style-name="Text_20_body"><text:span text:style-name="Strong_20_Emphasis">Alias handling:</text:span></text:p>
      <text:list text:style-name="L15">
        <text:list-item>
          <text:p text:style-name="P20">Variants are mapped deliberately</text:p>
        </text:list-item>
        <text:list-item>
          <text:p text:style-name="P20">Merges are reversible</text:p>
        </text:list-item>
        <text:list-item>
          <text:p text:style-name="P20">Nothing is auto-merged silently</text:p>
        </text:list-item>
      </text:list>
      <text:p text:style-name="Text_20_body"><text:span text:style-name="Strong_20_Emphasis">Key rule:</text:span></text:p>
      <text:p text:style-name="P16">The system tracks strings and relationships, not real-world identity.</text:p>
      <text:p text:style-name="P1"/>
      <text:h text:style-name="P6" text:outline-level="3">Stage 5: Document Classification</text:h>
      <text:p text:style-name="Text_20_body"><text:span text:style-name="Strong_20_Emphasis">Objective:</text:span> Enable coarse filtering without semantic overreach.</text:p>
      <text:p text:style-name="Text_20_body"><text:span text:style-name="Strong_20_Emphasis">Classes include (example):</text:span></text:p>
      <text:list text:style-name="L16">
        <text:list-item>
          <text:p text:style-name="P21">EMAIL</text:p>
        </text:list-item>
        <text:list-item>
          <text:p text:style-name="P21">LEGAL</text:p>
        </text:list-item>
        <text:list-item>
          <text:p text:style-name="P21">TRAVEL</text:p>
        </text:list-item>
        <text:list-item>
          <text:p text:style-name="P21">FINANCIAL</text:p>
        </text:list-item>
        <text:list-item>
          <text:p text:style-name="P21"><text:soft-page-break/>OTHER</text:p>
        </text:list-item>
      </text:list>
      <text:p text:style-name="Text_20_body"><text:span text:style-name="Strong_20_Emphasis">How classification works:</text:span></text:p>
      <text:list text:style-name="L17">
        <text:list-item>
          <text:p text:style-name="P22">Rule-based signals</text:p>
        </text:list-item>
        <text:list-item>
          <text:p text:style-name="P22">Keyword presence</text:p>
        </text:list-item>
        <text:list-item>
          <text:p text:style-name="P22">Structural indicators</text:p>
        </text:list-item>
        <text:list-item>
          <text:p text:style-name="P22">Confidence score attached to each classification</text:p>
        </text:list-item>
      </text:list>
      <text:p text:style-name="Text_20_body"><text:span text:style-name="Strong_20_Emphasis">Important:</text:span></text:p>
      <text:list text:style-name="L18">
        <text:list-item>
          <text:p text:style-name="P23">Classification can be re-run without reprocessing the corpus</text:p>
        </text:list-item>
        <text:list-item>
          <text:p text:style-name="P23">Confidence allows conservative or aggressive filtering</text:p>
        </text:list-item>
      </text:list>
      <text:p text:style-name="P1"/>
      <text:h text:style-name="P6" text:outline-level="3">Stage 6: Database Assembly</text:h>
      <text:p text:style-name="Text_20_body"><text:span text:style-name="Strong_20_Emphasis">Objective:</text:span> Produce a single, portable analytical artifact.</text:p>
      <text:p text:style-name="Text_20_body"><text:span text:style-name="Strong_20_Emphasis">Database format:</text:span> SQLite<text:line-break/><text:span text:style-name="Strong_20_Emphasis">Why SQLite:</text:span></text:p>
      <text:list text:style-name="L19">
        <text:list-item>
          <text:p text:style-name="P24">Zero infrastructure</text:p>
        </text:list-item>
        <text:list-item>
          <text:p text:style-name="P24">Universally supported</text:p>
        </text:list-item>
        <text:list-item>
          <text:p text:style-name="P24">Immutable by convention</text:p>
        </text:list-item>
        <text:list-item>
          <text:p text:style-name="P24">Ideal for evidence preservation</text:p>
        </text:list-item>
      </text:list>
      <text:p text:style-name="P1"/>
      <text:h text:style-name="P3" text:outline-level="2">5. Database Schema (Conceptual)</text:h>
      <text:h text:style-name="P6" text:outline-level="3">Core Tables</text:h>
      <text:h text:style-name="P25" text:outline-level="4"><text:span text:style-name="Source_20_Text">catalog</text:span></text:h>
      <text:p text:style-name="Text_20_body">One row per document.</text:p>
      <text:p text:style-name="Text_20_body">Contains:</text:p>
      <text:list text:style-name="L20">
        <text:list-item>
          <text:p text:style-name="P26">Document ID</text:p>
        </text:list-item>
        <text:list-item>
          <text:p text:style-name="P26">File path</text:p>
        </text:list-item>
        <text:list-item>
          <text:p text:style-name="P26">Size / pages</text:p>
        </text:list-item>
        <text:list-item>
          <text:p text:style-name="P26">Metadata fields</text:p>
        </text:list-item>
        <text:list-item>
          <text:p text:style-name="P26">Best date + original date signals</text:p>
        </text:list-item>
        <text:list-item>
          <text:p text:style-name="P26">Document type + confidence</text:p>
        </text:list-item>
        <text:list-item>
          <text:p text:style-name="P26"><text:soft-page-break/>Text preview</text:p>
        </text:list-item>
      </text:list>
      <text:h text:style-name="P25" text:outline-level="4"><text:span text:style-name="Source_20_Text">entities</text:span></text:h>
      <text:p text:style-name="Text_20_body">Canonical list of extracted entities.</text:p>
      <text:p text:style-name="Text_20_body">Contains:</text:p>
      <text:list text:style-name="L21">
        <text:list-item>
          <text:p text:style-name="P27">Entity ID</text:p>
        </text:list-item>
        <text:list-item>
          <text:p text:style-name="P27">Name</text:p>
        </text:list-item>
        <text:list-item>
          <text:p text:style-name="P27">Type (PERSON / ORG / PLACE)</text:p>
        </text:list-item>
      </text:list>
      <text:h text:style-name="P25" text:outline-level="4"><text:span text:style-name="Source_20_Text">doc_entities</text:span></text:h>
      <text:p text:style-name="Text_20_body">Relationship table.</text:p>
      <text:p text:style-name="Text_20_body">Contains:</text:p>
      <text:list text:style-name="L22">
        <text:list-item>
          <text:p text:style-name="P28">Document ID</text:p>
        </text:list-item>
        <text:list-item>
          <text:p text:style-name="P28">Entity ID</text:p>
        </text:list-item>
        <text:list-item>
          <text:p text:style-name="P28">Role (FROM / TO / CC / MENTION / LOCATION)</text:p>
        </text:list-item>
      </text:list>
      <text:h text:style-name="P25" text:outline-level="4"><text:span text:style-name="Source_20_Text">entity_aliases</text:span></text:h>
      <text:p text:style-name="Text_20_body">Explicit alias mappings.</text:p>
      <text:p text:style-name="Text_20_body">Contains:</text:p>
      <text:list text:style-name="L23">
        <text:list-item>
          <text:p text:style-name="P29">Alias string</text:p>
        </text:list-item>
        <text:list-item>
          <text:p text:style-name="P29">Canonical entity reference</text:p>
        </text:list-item>
      </text:list>
      <text:p text:style-name="P1"/>
      <text:h text:style-name="P3" text:outline-level="2">6. Analysis Layer (User Interaction)</text:h>
      <text:p text:style-name="Text_20_body"><text:span text:style-name="Strong_20_Emphasis">Users interact exclusively via SQL.</text:span></text:p>
      <text:p text:style-name="Text_20_body">Typical operations:</text:p>
      <text:list text:style-name="L24">
        <text:list-item>
          <text:p text:style-name="P30">Keyword searches with context</text:p>
        </text:list-item>
        <text:list-item>
          <text:p text:style-name="P30">Entity frequency analysis</text:p>
        </text:list-item>
        <text:list-item>
          <text:p text:style-name="P30">Timeline construction</text:p>
        </text:list-item>
        <text:list-item>
          <text:p text:style-name="P30">Cross-document correlation</text:p>
        </text:list-item>
        <text:list-item>
          <text:p text:style-name="P30">Document type trend analysis</text:p>
        </text:list-item>
      </text:list>
      <text:p text:style-name="Text_20_body"><text:span text:style-name="Strong_20_Emphasis">No runtime services required.</text:span><text:line-break/><text:span text:style-name="Strong_20_Emphasis">No AI calls required.</text:span><text:line-break/><text:span text:style-name="Strong_20_Emphasis">No dashboards required.</text:span></text:p>
      <text:p text:style-name="P1"/>
      <text:h text:style-name="P3" text:outline-level="2"><text:soft-page-break/>7. What This Process Deliberately Does <text:span text:style-name="Emphasis">Not</text:span> Do</text:h>
      <text:p text:style-name="Text_20_body">This is critical.</text:p>
      <text:list text:style-name="L25">
        <text:list-item>
          <text:p text:style-name="P31">❌ No semantic embeddings</text:p>
        </text:list-item>
        <text:list-item>
          <text:p text:style-name="P31">❌ No probabilistic inference</text:p>
        </text:list-item>
        <text:list-item>
          <text:p text:style-name="P31">❌ No generative summaries</text:p>
        </text:list-item>
        <text:list-item>
          <text:p text:style-name="P31">❌ No “chat with your data”</text:p>
        </text:list-item>
        <text:list-item>
          <text:p text:style-name="P31">❌ No opaque confidence claims</text:p>
        </text:list-item>
      </text:list>
      <text:p text:style-name="Text_20_body">These omissions are <text:span text:style-name="Strong_20_Emphasis">intentional</text:span>.</text:p>
      <text:p text:style-name="P1"/>
      <text:h text:style-name="P3" text:outline-level="2">8. Role of AI (Optional, Bounded)</text:h>
      <text:p text:style-name="Text_20_body">AI may be used:</text:p>
      <text:list text:style-name="L26">
        <text:list-item>
          <text:p text:style-name="P32">To suggest possible aliases</text:p>
        </text:list-item>
        <text:list-item>
          <text:p text:style-name="P32">To flag ambiguous entities</text:p>
        </text:list-item>
        <text:list-item>
          <text:p text:style-name="P32">To assist a human reviewer</text:p>
        </text:list-item>
      </text:list>
      <text:p text:style-name="Text_20_body">AI is <text:span text:style-name="Strong_20_Emphasis">never</text:span>:</text:p>
      <text:list text:style-name="L27">
        <text:list-item>
          <text:p text:style-name="P33">A source of facts</text:p>
        </text:list-item>
        <text:list-item>
          <text:p text:style-name="P33">A writer of database values</text:p>
        </text:list-item>
        <text:list-item>
          <text:p text:style-name="P33">An authority over the data</text:p>
        </text:list-item>
      </text:list>
      <text:p text:style-name="P1"/>
      <text:h text:style-name="P3" text:outline-level="2">9. Why This Process Is Repeatable</text:h>
      <text:p text:style-name="Text_20_body">A user can recreate this pipeline because:</text:p>
      <text:list text:style-name="L28">
        <text:list-item>
          <text:p text:style-name="P34">Each stage is independent</text:p>
        </text:list-item>
        <text:list-item>
          <text:p text:style-name="P34">Each transformation is rule-driven</text:p>
        </text:list-item>
        <text:list-item>
          <text:p text:style-name="P34">No hidden state exists</text:p>
        </text:list-item>
        <text:list-item>
          <text:p text:style-name="P34">The database is self-describing</text:p>
        </text:list-item>
      </text:list>
      <text:p text:style-name="Text_20_body">Given the same documents and rules, the same database will be produced.</text:p>
      <text:p text:style-name="P1"/>
      <text:h text:style-name="P3" text:outline-level="2">10. The End Result</text:h>
      <text:p text:style-name="Text_20_body">What you hand someone is:</text:p>
      <text:list text:style-name="L29">
        <text:list-item>
          <text:p text:style-name="P35"><text:soft-page-break/>A folder</text:p>
        </text:list-item>
        <text:list-item>
          <text:p text:style-name="P35">A database file</text:p>
        </text:list-item>
        <text:list-item>
          <text:p text:style-name="P35">A set of SQL queries</text:p>
        </text:list-item>
      </text:list>
      <text:p text:style-name="Text_20_body">They can:</text:p>
      <text:list text:style-name="L30">
        <text:list-item>
          <text:p text:style-name="P36">Inspect it</text:p>
        </text:list-item>
        <text:list-item>
          <text:p text:style-name="P36">Archive it</text:p>
        </text:list-item>
        <text:list-item>
          <text:p text:style-name="P36">Share it</text:p>
        </text:list-item>
        <text:list-item>
          <text:p text:style-name="P36">Re-query it years later</text:p>
        </text:list-item>
      </text:list>
      <text:p text:style-name="Text_20_body">No vendor lock-in.<text:line-break/>No model drift.<text:line-break/>No hallucination risk.</text:p>
      <text:p text:style-name="P1"/>
      <text:h text:style-name="P3" text:outline-level="2">Executive Summary (One Sentence)</text:h>
      <text:p text:style-name="P16">We built a deterministic expert system that converts messy documents into a portable, auditable database — enabling analysis without ever trusting an AI to invent facts.</text:p>
      <text:p text:style-name="P1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14:20:23.755977639</meta:creation-date>
    <dc:date>2026-02-03T11:54:25.653451626</dc:date>
    <meta:editing-duration>PT3M15S</meta:editing-duration>
    <meta:editing-cycles>2</meta:editing-cycles>
    <meta:generator>LibreOffice/25.2.5.2$Linux_X86_64 LibreOffice_project/03d19516eb2e1dd5d4ccd751a0d6f35f35e08022</meta:generator>
    <meta:document-statistic meta:table-count="0" meta:image-count="0" meta:object-count="0" meta:page-count="8" meta:paragraph-count="191" meta:word-count="965" meta:character-count="5894" meta:non-whitespace-character-count="5229"/>
  </office:meta>
</office:document-meta>
</file>